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05c4b" officeooo:paragraph-rsid="001a01c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05c4b" officeooo:paragraph-rsid="001a01c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05c4b" officeooo:paragraph-rsid="00212da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05c4b" officeooo:paragraph-rsid="001a01ce" style:font-size-asian="16pt" style:font-weight-asian="bold" style:font-size-complex="1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officeooo:rsid="00026c88" style:font-weight-asian="normal" style:font-weight-complex="normal"/>
    </style:style>
    <style:style style:name="T3" style:family="text">
      <style:text-properties fo:font-weight="normal" officeooo:rsid="000decd1" style:font-weight-asian="normal" style:font-weight-complex="normal"/>
    </style:style>
    <style:style style:name="T4" style:family="text">
      <style:text-properties fo:font-weight="normal" officeooo:rsid="000e8bad" style:font-weight-asian="normal" style:font-weight-complex="normal"/>
    </style:style>
    <style:style style:name="T5" style:family="text">
      <style:text-properties fo:font-weight="normal" officeooo:rsid="000f4df8" style:font-weight-asian="normal" style:font-weight-complex="normal"/>
    </style:style>
    <style:style style:name="T6" style:family="text">
      <style:text-properties fo:font-weight="normal" officeooo:rsid="001c9601" style:font-weight-asian="normal" style:font-weight-complex="normal"/>
    </style:style>
    <style:style style:name="T7" style:family="text">
      <style:text-properties fo:font-weight="normal" officeooo:rsid="001ebd6d" style:font-weight-asian="normal" style:font-weight-complex="normal"/>
    </style:style>
    <style:style style:name="T8" style:family="text">
      <style:text-properties fo:font-weight="normal" officeooo:rsid="001efe2d" style:font-weight-asian="normal" style:font-weight-complex="normal"/>
    </style:style>
    <style:style style:name="T9" style:family="text">
      <style:text-properties fo:font-weight="normal" officeooo:rsid="001f270b" style:font-weight-asian="normal" style:font-weight-complex="normal"/>
    </style:style>
    <style:style style:name="T10" style:family="text">
      <style:text-properties fo:font-weight="normal" officeooo:rsid="00212da4" style:font-weight-asian="normal" style:font-weight-complex="normal"/>
    </style:style>
    <style:style style:name="T11" style:family="text">
      <style:text-properties fo:font-weight="normal" officeooo:rsid="00234d00" style:font-weight-asian="normal" style:font-weight-complex="normal"/>
    </style:style>
    <style:style style:name="T12" style:family="text">
      <style:text-properties fo:font-weight="normal" officeooo:rsid="002413c5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26c88" style:font-weight-asian="bold" style:font-weight-complex="bold"/>
    </style:style>
    <style:style style:name="T15" style:family="text">
      <style:text-properties fo:font-weight="bold" officeooo:rsid="001f3451" style:font-weight-asian="bold" style:font-weight-complex="bold"/>
    </style:style>
    <style:style style:name="T16" style:family="text">
      <style:text-properties officeooo:rsid="00006c99"/>
    </style:style>
    <style:style style:name="T17" style:family="text">
      <style:text-properties officeooo:rsid="00026c88"/>
    </style:style>
    <style:style style:name="T18" style:family="text">
      <style:text-properties officeooo:rsid="00041783"/>
    </style:style>
    <style:style style:name="T19" style:family="text">
      <style:text-properties officeooo:rsid="001a01ce"/>
    </style:style>
    <style:style style:name="T20" style:family="text">
      <style:text-properties style:text-underline-style="none" fo:font-weight="normal" officeooo:rsid="000decd1" style:font-weight-asian="normal" style:font-weight-complex="normal"/>
    </style:style>
    <style:style style:name="T21" style:family="text">
      <style:text-properties officeooo:rsid="001f3451"/>
    </style:style>
    <style:style style:name="T22" style:family="text">
      <style:text-properties officeooo:rsid="00212da4"/>
    </style:style>
    <style:style style:name="T23" style:family="text">
      <style:text-properties officeooo:rsid="00219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1">Lucas Moraes Guedes (16 anos)</text:span></text:p>
      <text:p text:style-name="P1"><text:tab/><text:span text:style-name="T2">Campinas, São Paulo</text:span></text:p>
      <text:p text:style-name="P2"><text:tab/>(19) 97145-7838</text:p>
      <text:p text:style-name="P2"><text:tab/>lmguedes@tutanota.com<text:tab/></text:p>
      <text:p text:style-name="P2"/>
      <text:p text:style-name="P2"><text:tab/>Estudante com conhecimentos de web e software development, apaixonado por <text:span text:style-name="T23">algoritmos </text:span>e aprender novas tecnologias.</text:p>
      <text:p text:style-name="P2"/>
      <text:p text:style-name="P2"><text:tab/><text:span text:style-name="T13">Habilidades:</text:span></text:p>
      <text:p text:style-name="P1"><text:tab/>Web development:</text:p>
      <text:p text:style-name="P1"><text:tab/><text:span text:style-name="T3">Sou proeficiente com as tecnologias </text:span><text:span text:style-name="T20">HTML5 e CSS3</text:span><text:span text:style-name="T3">, sabendo utilizar as tecnologias Bulma e Tailwind CSS para a criação de websites modernos, rápidos e responsivos. Possuo também experiência com a prototipação de websites </text:span><text:span text:style-name="T12">com</text:span><text:span text:style-name="T3"> Figma e Marvel App.</text:span></text:p>
      <text:p text:style-name="P1"><text:span text:style-name="T3"><text:tab/>Conheço os básicos de JavaScript, (ECMAScript), ElectronJS e back end com PHP,</text:span><text:span text:style-name="T4"> NodeJS </text:span><text:span text:style-name="T8">e Firebase. </text:span><text:span text:style-name="T11">E</text:span><text:span text:style-name="T4">ntend</text:span><text:span text:style-name="T11">o também</text:span><text:span text:style-name="T4"> de desenvolvimento de APIs com Node</text:span><text:span text:style-name="T9">JS</text:span><text:span text:style-name="T3">.</text:span></text:p>
      <text:p text:style-name="P1"/>
      <text:p text:style-name="P1"><text:tab/>Software development:</text:p>
      <text:p text:style-name="P1"><text:tab/><text:span text:style-name="T3">Tenho</text:span><text:span text:style-name="T4"> familiaridade</text:span><text:span text:style-name="T3"> com </text:span><text:span text:style-name="T7">o desenvolvimento de algoritmos</text:span><text:span text:style-name="T3"> </text:span><text:span text:style-name="T7">com </text:span><text:span text:style-name="T3">a linguagem C e </text:span><text:span text:style-name="T7">conhecimento geral</text:span><text:span text:style-name="T3"> da sintaxe da linguagem C#. </text:span><text:span text:style-name="T4">Além disso possuo noção básica de POO, (Programação Orientada a Objetos), com a linguagem java.</text:span></text:p>
      <text:p text:style-name="P1"><text:span text:style-name="T4"/></text:p>
      <text:p text:style-name="P1"><text:span text:style-name="T4"><text:tab/></text:span><text:span text:style-name="T22">Banco de dados:</text:span></text:p>
      <text:p text:style-name="P1"><text:span text:style-name="T4"><text:tab/></text:span><text:span text:style-name="T5">Tenho também um conhecimento geral de </text:span><text:span text:style-name="T10">b</text:span><text:span text:style-name="T5">anco de </text:span><text:span text:style-name="T10">d</text:span><text:span text:style-name="T5">ados com MySQL, </text:span><text:span text:style-name="T6">MySQL-Front</text:span><text:span text:style-name="T5"> e MariaDB.</text:span></text:p>
      <text:p text:style-name="P1"/>
      <text:p text:style-name="P1"><text:tab/>Outros:</text:p>
      <text:p text:style-name="P3"><text:span text:style-name="T13"><text:tab/></text:span><text:span text:style-name="T21">Possuo c</text:span><text:span text:style-name="T16">onhecimentos gerais d</text:span><text:span text:style-name="T21">os sistemas operacionais</text:span><text:span text:style-name="T16"> Windows e </text:span><text:span text:style-name="T21">distribuições</text:span><text:span text:style-name="T16"> Linux. </text:span><text:span text:style-name="T21"><text:s/></text:span></text:p>
      <text:p text:style-name="P3"><text:span text:style-name="T21"><text:tab/></text:span><text:span text:style-name="T22">N</text:span><text:span text:style-name="T21">ível intermediário em inglês (B2).</text:span></text:p>
      <text:p text:style-name="P2"/>
      <text:p text:style-name="P2"/>
      <text:p text:style-name="P2"><text:tab/><text:span text:style-name="T14">Educação:</text:span></text:p>
      <text:p text:style-name="P2"><text:span text:style-name="T14"><text:tab/></text:span><text:span text:style-name="T17">Cursando </text:span><text:span text:style-name="T18">o</text:span><text:span text:style-name="T17"> 2º ano </text:span><text:span text:style-name="T18">de informática</text:span><text:span text:style-name="T17"> do Colégio Politécnico Bento Quirino (2021 – 2023).</text:span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1" style:font-family-complex="'Noto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20:35:15.925049299</meta:creation-date>
    <dc:date>2022-04-11T20:46:31.875498102</dc:date>
    <meta:editing-duration>PT11M9S</meta:editing-duration>
    <meta:editing-cycles>14</meta:editing-cycles>
    <meta:generator>LibreOffice/7.2.6.2$Linux_X86_64 LibreOffice_project/20$Build-2</meta:generator>
    <meta:document-statistic meta:table-count="0" meta:image-count="0" meta:object-count="0" meta:page-count="1" meta:paragraph-count="20" meta:word-count="173" meta:character-count="1202" meta:non-whitespace-character-count="1023"/>
  </office:meta>
</office:document-meta>
</file>